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82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56.81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37.87mm"/>
    </style:style>
    <style:style style:name="co6" style:family="table-column">
      <style:table-column-properties fo:break-before="auto" style:column-width="28.91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252" table:default-cell-style-name="ce27"/>
        <table:table-column table:style-name="co6" table:number-columns-repeated="767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廠區安全衛生檢查表</text:p>
          </table:table-cell>
          <table:covered-table-cell table:number-columns-repeated="4" table:style-name="ce47"/>
          <table:table-cell table:number-columns-repeated="1019"/>
        </table:table-row>
        <table:table-row table:style-name="ro2">
          <table:table-cell table:style-name="ce21" office:value-type="string" calcext:value-type="string">
            <text:p>　　　　　　<text:span text:style-name="T7">廠區</text:span>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檢驗項目</text:p>
          </table:table-cell>
          <table:table-cell table:style-name="ce48" office:value-type="string" calcext:value-type="string">
            <text:p>待改善事項</text:p>
          </table:table-cell>
          <table:table-cell table:style-name="ce48" office:value-type="string" calcext:value-type="string">
            <text:p>說明</text:p>
          </table:table-cell>
          <table:table-cell table:style-name="ce48" office:value-type="string" calcext:value-type="string">
            <text:p>備註</text:p>
          </table:table-cell>
          <table:table-cell table:style-name="ce55" office:value-type="string" calcext:value-type="string">
            <text:p>覆檢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消防栓</text:p>
          </table:table-cell>
          <table:table-cell table:style-name="ce49" office:value-type="string" calcext:value-type="string">
            <text:p> <text:span text:style-name="T7">□無法使用</text:span><text:span text:style-name="T8"> </text:span><text:span text:style-name="T9">□道路阻塞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滅火器</text:p>
          </table:table-cell>
          <table:table-cell table:style-name="ce49" office:value-type="string" calcext:value-type="string">
            <text:p> <text:span text:style-name="T7">□失效</text:span><text:span text:style-name="T8"> </text:span><text:span text:style-name="T9">□走道阻塞</text:span><text:span text:style-name="T8"> </text:span><text:span text:style-name="T9">□缺少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走道</text:p>
          </table:table-cell>
          <table:table-cell table:style-name="ce49" office:value-type="string" calcext:value-type="string">
            <text:p> <text:span text:style-name="T7">□阻塞</text:span><text:span text:style-name="T8"> </text:span><text:span text:style-name="T9">□髒亂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門</text:p>
          </table:table-cell>
          <table:table-cell table:style-name="ce49" office:value-type="string" calcext:value-type="string">
            <text:p> <text:span text:style-name="T7">□阻塞</text:span><text:span text:style-name="T8"> </text:span><text:span text:style-name="T9">□損壞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窗</text:p>
          </table:table-cell>
          <table:table-cell table:style-name="ce49" office:value-type="string" calcext:value-type="string">
            <text:p> <text:span text:style-name="T7">□損壞</text:span><text:span text:style-name="T8"> </text:span><text:span text:style-name="T9">□不清潔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地板</text:p>
          </table:table-cell>
          <table:table-cell table:style-name="ce49" office:value-type="string" calcext:value-type="string">
            <text:p> <text:span text:style-name="T7">□不潔</text:span><text:span text:style-name="T8"> </text:span><text:span text:style-name="T9">□損壞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廠房</text:p>
          </table:table-cell>
          <table:table-cell table:style-name="ce49" office:value-type="string" calcext:value-type="string">
            <text:p> <text:span text:style-name="T7">□破損</text:span><text:span text:style-name="T8"> </text:span><text:span text:style-name="T9">□漏水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樓梯</text:p>
          </table:table-cell>
          <table:table-cell table:style-name="ce49" office:value-type="string" calcext:value-type="string">
            <text:p> <text:span text:style-name="T7">□損壞</text:span><text:span text:style-name="T8"> </text:span><text:span text:style-name="T9">□阻塞</text:span><text:span text:style-name="T8"> </text:span><text:span text:style-name="T9">□髒亂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廁所</text:p>
          </table:table-cell>
          <table:table-cell table:style-name="ce49" office:value-type="string" calcext:value-type="string">
            <text:p> <text:span text:style-name="T7">□髒臭</text:span><text:span text:style-name="T8"> </text:span><text:span text:style-name="T9">□漏水</text:span><text:span text:style-name="T8"> </text:span><text:span text:style-name="T9">□損壞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辦公桌椅</text:p>
          </table:table-cell>
          <table:table-cell table:style-name="ce49" office:value-type="string" calcext:value-type="string">
            <text:p> <text:span text:style-name="T7">□損壞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餐廳桌椅</text:p>
          </table:table-cell>
          <table:table-cell table:style-name="ce49" office:value-type="string" calcext:value-type="string">
            <text:p> <text:span text:style-name="T7">□損壞</text:span><text:span text:style-name="T8"> </text:span><text:span text:style-name="T9">□污損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工作桌椅</text:p>
          </table:table-cell>
          <table:table-cell table:style-name="ce49" office:value-type="string" calcext:value-type="string">
            <text:p> <text:span text:style-name="T7">□損壞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廠房四週</text:p>
          </table:table-cell>
          <table:table-cell table:style-name="ce49" office:value-type="string" calcext:value-type="string">
            <text:p> <text:span text:style-name="T7">□髒亂</text:span><text:span text:style-name="T8"> </text:span><text:span text:style-name="T9">□荒棄未用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一般機器</text:p>
          </table:table-cell>
          <table:table-cell table:style-name="ce49" office:value-type="string" calcext:value-type="string">
            <text:p> <text:span text:style-name="T7">□保養不良</text:span><text:span text:style-name="T8"> </text:span><text:span text:style-name="T9">□基礎鬆動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空壓機</text:p>
          </table:table-cell>
          <table:table-cell table:style-name="ce49" office:value-type="string" calcext:value-type="string">
            <text:p> <text:span text:style-name="T7">□基礎不穩</text:span><text:span text:style-name="T8"> </text:span><text:span text:style-name="T9">□保養不良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插座、開關</text:p>
          </table:table-cell>
          <table:table-cell table:style-name="ce49" office:value-type="string" calcext:value-type="string">
            <text:p> <text:span text:style-name="T7">□損壞</text:span><text:span text:style-name="T8"> </text:span><text:span text:style-name="T9">□不安全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電線</text:p>
          </table:table-cell>
          <table:table-cell table:style-name="ce49" office:value-type="string" calcext:value-type="string">
            <text:p> <text:span text:style-name="T7">□損壞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給水</text:p>
          </table:table-cell>
          <table:table-cell table:style-name="ce49" office:value-type="string" calcext:value-type="string">
            <text:p> <text:span text:style-name="T7">□漏水</text:span><text:span text:style-name="T8"> </text:span><text:span text:style-name="T9">□排水不良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倉庫</text:p>
          </table:table-cell>
          <table:table-cell table:style-name="ce49" office:value-type="string" calcext:value-type="string">
            <text:p> <text:span text:style-name="T7">□零亂</text:span><text:span text:style-name="T8"> </text:span><text:span text:style-name="T9">□防火防盜不良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3" office:value-type="string" calcext:value-type="string">
            <text:p>廢料</text:p>
          </table:table-cell>
          <table:table-cell table:style-name="ce49" office:value-type="string" calcext:value-type="string">
            <text:p> <text:span text:style-name="T7">□未處理</text:span><text:span text:style-name="T8"> </text:span><text:span text:style-name="T9">□放置零亂</text:span></text:p>
          </table:table-cell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4" office:value-type="string" calcext:value-type="string" table:number-columns-spanned="2" table:number-rows-spanned="1">
            <text:p>其他</text:p>
          </table:table-cell>
          <table:covered-table-cell table:style-name="ce50"/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5" table:number-columns-spanned="2" table:number-rows-spanned="1"/>
          <table:covered-table-cell table:style-name="ce51"/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5" table:number-columns-spanned="2" table:number-rows-spanned="1"/>
          <table:covered-table-cell table:style-name="ce51"/>
          <table:table-cell table:style-name="ce53" table:number-columns-repeated="2"/>
          <table:table-cell table:style-name="ce56"/>
          <table:table-cell table:number-columns-repeated="1019"/>
        </table:table-row>
        <table:table-row table:style-name="ro2">
          <table:table-cell table:style-name="ce26" table:number-columns-spanned="2" table:number-rows-spanned="1"/>
          <table:covered-table-cell table:style-name="ce52"/>
          <table:table-cell table:style-name="ce54" table:number-columns-repeated="2"/>
          <table:table-cell table:style-name="ce57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60">
          <table:table-cell table:number-columns-repeated="1024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2:02:51.66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48:00</meta:creation-date>
    <dc:creator>Joyce</dc:creator>
    <dc:date>2004-04-19T14:51:01</dc:date>
    <meta:print-date>2004-04-19T14:50:12</meta:print-date>
    <meta:generator>LibreOffice/5.2.3.3$Windows_x86 LibreOffice_project/d54a8868f08a7b39642414cf2c8ef2f228f780cf</meta:generator>
    <meta:document-statistic meta:table-count="1" meta:cell-count="48" meta:object-count="0"/>
  </office:meta>
</office:document-meta>
</file>